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ilas@Silas-Ashish:~/Documents/server_code/FEC_Erasure_Code_Unit_Test/bin$ ./FEC_Erasure_Code_Sender 127.0.0.1 127.0.0.1 400 1</text:p>
      <text:p text:style-name="Standard">Packet interarrival time = 1000 microseconds</text:p>
      <text:p text:style-name="Standard">Source IP: 127.0.0.1</text:p>
      <text:p text:style-name="Standard">Destination IP: 127.0.0.1</text:p>
      <text:p text:style-name="Standard">Created socket for sending, descriptor = 5</text:p>
      <text:p text:style-name="Standard">Created socket for response, descriptor = 6</text:p>
      <text:p text:style-name="Standard">(T,B,N)=(10,0,0)</text:p>
      <text:p text:style-name="Standard">k=11 and n=11</text:p>
      <text:p text:style-name="Standard">Coding rate over 1000 packets ending at seq 999 = 1</text:p>
      <text:p text:style-name="Standard">(T,B,N)=(10,10,1)</text:p>
      <text:p text:style-name="Standard">k=10 and n=20</text:p>
      <text:p text:style-name="Standard">(T,B,N)=(10,10,10)</text:p>
      <text:p text:style-name="Standard">k=1 and n=11</text:p>
      <text:p text:style-name="Standard">Coding rate over 1000 packets ending at seq 1999 = 0.203897</text:p>
      <text:p text:style-name="Standard">Coding rate over 1000 packets ending at seq 2999 = 0.0909097</text:p>
      <text:p text:style-name="Standard">(T,B,N)=(10,3,1)</text:p>
      <text:p text:style-name="Standard">k=10 and n=13</text:p>
      <text:p text:style-name="Standard">(T,B,N)=(10,4,4)</text:p>
      <text:p text:style-name="Standard">k=7 and n=11</text:p>
      <text:p text:style-name="Standard">(T,B,N)=(10,10,4)</text:p>
      <text:p text:style-name="Standard">k=7 and n=17</text:p>
      <text:p text:style-name="Standard">Coding rate over 1000 packets ending at seq 3999 = 0.448728</text:p>
      <text:p text:style-name="Standard">Coding rate over 1000 packets ending at seq 4999 = 0.411766</text:p>
      <text:p text:style-name="Standard">(T,B,N)=(10,0,0)</text:p>
      <text:p text:style-name="Standard">k=11 and n=11</text:p>
      <text:p text:style-name="Standard">Coding rate over 1000 packets ending at seq 5999 = 0.978518</text:p>
      <text:p text:style-name="Standard">Coding rate over 1000 packets ending at seq 6999 = 1</text:p>
      <text:p text:style-name="Standard">Coding rate over 1000 packets ending at seq 7999 = 1</text:p>
      <text:p text:style-name="Standard">Coding rate over 1000 packets ending at seq 8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Coding rate over 1000 packets ending at seq 9999 = 0.54182</text:p>
      <text:p text:style-name="Standard">Coding rate over 1000 packets ending at seq 10999 = 0.363639</text:p>
      <text:p text:style-name="Standard">(T,B,N)=(10,0,0)</text:p>
      <text:p text:style-name="Standard">k=11 and n=11</text:p>
      <text:p text:style-name="Standard">Coding rate over 1000 packets ending at seq 11999 = 0.976062</text:p>
      <text:p text:style-name="Standard">Coding rate over 1000 packets ending at seq 12999 = 1</text:p>
      <text:p text:style-name="Standard">Coding rate over 1000 packets ending at seq 13999 = 1</text:p>
      <text:p text:style-name="Standard">Coding rate over 1000 packets ending at seq 14999 = 1</text:p>
      <text:p text:style-name="Standard">(T,B,N)=(10,3,1)</text:p>
      <text:p text:style-name="Standard">k=10 and n=13</text:p>
      <text:p text:style-name="Standard">(T,B,N)=(10,3,3)</text:p>
      <text:p text:style-name="Standard">k=8 and n=11</text:p>
      <text:p text:style-name="Standard">(T,B,N)=(10,10,6)</text:p>
      <text:p text:style-name="Standard">k=5 and n=15</text:p>
      <text:p text:style-name="Standard"><text:soft-page-break/>Coding rate over 1000 packets ending at seq 15999 = 0.752242</text:p>
      <text:p text:style-name="Standard">Coding rate over 1000 packets ending at seq 16999 = 0.333334</text:p>
      <text:p text:style-name="Standard">(T,B,N)=(10,0,0)</text:p>
      <text:p text:style-name="Standard">k=11 and n=11</text:p>
      <text:p text:style-name="Standard">^C</text:p>
      <text:p text:style-name="Standard">silas@Silas-Ashish:~/Documents/server_code/FEC_Erasure_Code_Unit_Test/bin$ ./FEC_Erasure_Code_Sender 127.0.0.1 127.0.0.1 400 1</text:p>
      <text:p text:style-name="Standard">Packet interarrival time = 1000 microseconds</text:p>
      <text:p text:style-name="Standard">Source IP: 127.0.0.1</text:p>
      <text:p text:style-name="Standard">Destination IP: 127.0.0.1</text:p>
      <text:p text:style-name="Standard">Created socket for sending, descriptor = 5</text:p>
      <text:p text:style-name="Standard">Created socket for response, descriptor = 6</text:p>
      <text:p text:style-name="Standard">(T,B,N)=(10,0,0)</text:p>
      <text:p text:style-name="Standard">k=11 and n=11</text:p>
      <text:p text:style-name="Standard">Coding rate over 1000 packets ending at seq 999 = 1</text:p>
      <text:p text:style-name="Standard">(T,B,N)=(10,2,2)</text:p>
      <text:p text:style-name="Standard">k=9 and n=11</text:p>
      <text:p text:style-name="Standard">(T,B,N)=(10,10,10)</text:p>
      <text:p text:style-name="Standard">k=1 and n=11</text:p>
      <text:p text:style-name="Standard">Coding rate over 1000 packets ending at seq 1999 = 0.206103</text:p>
      <text:p text:style-name="Standard">Coding rate over 1000 packets ending at seq 2999 = 0.0909097</text:p>
      <text:p text:style-name="Standard">(T,B,N)=(10,2,2)</text:p>
      <text:p text:style-name="Standard">k=9 and n=11</text:p>
      <text:p text:style-name="Standard">(T,B,N)=(10,4,4)</text:p>
      <text:p text:style-name="Standard">k=7 and n=11</text:p>
      <text:p text:style-name="Standard">(T,B,N)=(10,5,5)</text:p>
      <text:p text:style-name="Standard">k=6 and n=11</text:p>
      <text:p text:style-name="Standard">Coding rate over 1000 packets ending at seq 3999 = 0.55448</text:p>
      <text:p text:style-name="Standard">Coding rate over 1000 packets ending at seq 4999 = 0.54545</text:p>
      <text:p text:style-name="Standard">(T,B,N)=(10,0,0)</text:p>
      <text:p text:style-name="Standard">k=11 and n=11</text:p>
      <text:p text:style-name="Standard">Coding rate over 1000 packets ending at seq 5999 = 0.986601</text:p>
      <text:p text:style-name="Standard">Coding rate over 1000 packets ending at seq 6999 = 1</text:p>
      <text:p text:style-name="Standard">Coding rate over 1000 packets ending at seq 7999 = 1</text:p>
      <text:p text:style-name="Standard">Coding rate over 1000 packets ending at seq 8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Coding rate over 1000 packets ending at seq 9999 = 0.532365</text:p>
      <text:p text:style-name="Standard">Coding rate over 1000 packets ending at seq 10999 = 0.363639</text:p>
      <text:p text:style-name="Standard">(T,B,N)=(10,0,0)</text:p>
      <text:p text:style-name="Standard">k=11 and n=11</text:p>
      <text:p text:style-name="Standard">Coding rate over 1000 packets ending at seq 11999 = 0.982426</text:p>
      <text:p text:style-name="Standard">Coding rate over 1000 packets ending at seq 12999 = 1</text:p>
      <text:p text:style-name="Standard">Coding rate over 1000 packets ending at seq 13999 = 1</text:p>
      <text:p text:style-name="Standard">Coding rate over 1000 packets ending at seq 14999 = 1</text:p>
      <text:p text:style-name="Standard">(T,B,N)=(10,2,2)</text:p>
      <text:p text:style-name="Standard">k=9 and n=11</text:p>
      <text:p text:style-name="Standard"><text:soft-page-break/>(T,B,N)=(10,3,3)</text:p>
      <text:p text:style-name="Standard">k=8 and n=11</text:p>
      <text:p text:style-name="Standard">(T,B,N)=(10,7,7)</text:p>
      <text:p text:style-name="Standard">k=4 and n=11</text:p>
      <text:p text:style-name="Standard">Coding rate over 1000 packets ending at seq 15999 = 0.755528</text:p>
      <text:p text:style-name="Standard">Coding rate over 1000 packets ending at seq 16999 = 0.363639</text:p>
      <text:p text:style-name="Standard">(T,B,N)=(10,0,0)</text:p>
      <text:p text:style-name="Standard">k=11 and n=11</text:p>
      <text:p text:style-name="Standard">Coding rate over 1000 packets ending at seq 17999 = 0.978608</text:p>
      <text:p text:style-name="Standard">Coding rate over 1000 packets ending at seq 18999 = 1</text:p>
      <text:p text:style-name="Standard">Coding rate over 1000 packets ending at seq 19999 = 1</text:p>
      <text:p text:style-name="Standard">Coding rate over 1000 packets ending at seq 20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Coding rate over 1000 packets ending at seq 21999 = 0.964854</text:p>
      <text:p text:style-name="Standard">(T,B,N)=(10,4,4)</text:p>
      <text:p text:style-name="Standard">k=7 and n=11</text:p>
      <text:p text:style-name="Standard">(T,B,N)=(10,10,10)</text:p>
      <text:p text:style-name="Standard">k=1 and n=11</text:p>
      <text:p text:style-name="Standard">Coding rate over 1000 packets ending at seq 22999 = 0.147864</text:p>
      <text:p text:style-name="Standard">File size = 9580548</text:p>
      <text:p text:style-name="Standard">End of source file. Reading from the beginning again...</text:p>
      <text:p text:style-name="Standard">Coding rate over 1000 packets ending at seq 23999 = 0.0909097</text:p>
      <text:p text:style-name="Standard">(T,B,N)=(10,0,0)</text:p>
      <text:p text:style-name="Standard">k=11 and n=11</text:p>
      <text:p text:style-name="Standard">Coding rate over 1000 packets ending at seq 24999 = 0.995734</text:p>
      <text:p text:style-name="Standard">Coding rate over 1000 packets ending at seq 25999 = 1</text:p>
      <text:p text:style-name="Standard">Coding rate over 1000 packets ending at seq 26999 = 1</text:p>
      <text:p text:style-name="Standard">Coding rate over 1000 packets ending at seq 27999 = 1</text:p>
      <text:p text:style-name="Standard">(T,B,N)=(10,1,1)</text:p>
      <text:p text:style-name="Standard">k=10 and n=11</text:p>
      <text:p text:style-name="Standard">(T,B,N)=(10,2,1)</text:p>
      <text:p text:style-name="Standard">k=10 and n=12</text:p>
      <text:p text:style-name="Standard">Coding rate over 1000 packets ending at seq 28999 = 0.841877</text:p>
      <text:p text:style-name="Standard">Coding rate over 1000 packets ending at seq 29999 = 0.833328</text:p>
      <text:p text:style-name="Standard">(T,B,N)=(10,0,0)</text:p>
      <text:p text:style-name="Standard">k=11 and n=11</text:p>
      <text:p text:style-name="Standard">Coding rate over 1000 packets ending at seq 30999 = 0.988882</text:p>
      <text:p text:style-name="Standard">Coding rate over 1000 packets ending at seq 31999 = 1</text:p>
      <text:p text:style-name="Standard">Coding rate over 1000 packets ending at seq 32999 = 1</text:p>
      <text:p text:style-name="Standard">^C</text:p>
      <text:p text:style-name="Standard">silas@Silas-Ashish:~/Documents/server_code/FEC_Erasure_Code_Unit_Test/bin$ ^C</text:p>
      <text:p text:style-name="Standard">silas@Silas-Ashish:~/Documents/server_code/FEC_Erasure_Code_Unit_Test/bin$ ./FEC_Erasure_Code_Sender 127.0.0.1 127.0.0.1 400 1</text:p>
      <text:p text:style-name="Standard">Packet interarrival time = 1000 microseconds</text:p>
      <text:p text:style-name="Standard">Source IP: 127.0.0.1</text:p>
      <text:p text:style-name="Standard">Destination IP: 127.0.0.1</text:p>
      <text:p text:style-name="Standard"><text:soft-page-break/>Created socket for sending, descriptor = 5</text:p>
      <text:p text:style-name="Standard">Created socket for response, descriptor = 6</text:p>
      <text:p text:style-name="Standard">(T,B,N)=(10,0,0)</text:p>
      <text:p text:style-name="Standard">k=11 and n=11</text:p>
      <text:p text:style-name="Standard">Coding rate over 1000 packets ending at seq 999 = 1</text:p>
      <text:p text:style-name="Standard">(T,B,N)=(10,2,2)</text:p>
      <text:p text:style-name="Standard">k=9 and n=11</text:p>
      <text:p text:style-name="Standard">(T,B,N)=(10,10,10)</text:p>
      <text:p text:style-name="Standard">k=1 and n=11</text:p>
      <text:p text:style-name="Standard">Coding rate over 1000 packets ending at seq 1999 = 0.206103</text:p>
      <text:p text:style-name="Standard">Coding rate over 1000 packets ending at seq 2999 = 0.0909097</text:p>
      <text:p text:style-name="Standard">(T,B,N)=(10,2,2)</text:p>
      <text:p text:style-name="Standard">k=9 and n=11</text:p>
      <text:p text:style-name="Standard">(T,B,N)=(10,4,4)</text:p>
      <text:p text:style-name="Standard">k=7 and n=11</text:p>
      <text:p text:style-name="Standard">(T,B,N)=(10,5,5)</text:p>
      <text:p text:style-name="Standard">k=6 and n=11</text:p>
      <text:p text:style-name="Standard">Coding rate over 1000 packets ending at seq 3999 = 0.555116</text:p>
      <text:p text:style-name="Standard">Coding rate over 1000 packets ending at seq 4999 = 0.54545</text:p>
      <text:p text:style-name="Standard">(T,B,N)=(10,0,0)</text:p>
      <text:p text:style-name="Standard">k=11 and n=11</text:p>
      <text:p text:style-name="Standard">Coding rate over 1000 packets ending at seq 5999 = 0.986601</text:p>
      <text:p text:style-name="Standard">Coding rate over 1000 packets ending at seq 6999 = 1</text:p>
      <text:p text:style-name="Standard">Coding rate over 1000 packets ending at seq 7999 = 1</text:p>
      <text:p text:style-name="Standard">Coding rate over 1000 packets ending at seq 8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Coding rate over 1000 packets ending at seq 9999 = 0.531184</text:p>
      <text:p text:style-name="Standard">Coding rate over 1000 packets ending at seq 10999 = 0.363639</text:p>
      <text:p text:style-name="Standard">(T,B,N)=(10,0,0)</text:p>
      <text:p text:style-name="Standard">k=11 and n=11</text:p>
      <text:p text:style-name="Standard">Coding rate over 1000 packets ending at seq 11999 = 0.982426</text:p>
      <text:p text:style-name="Standard">Coding rate over 1000 packets ending at seq 12999 = 1</text:p>
      <text:p text:style-name="Standard">Coding rate over 1000 packets ending at seq 13999 = 1</text:p>
      <text:p text:style-name="Standard">Coding rate over 1000 packets ending at seq 14999 = 1</text:p>
      <text:p text:style-name="Standard">(T,B,N)=(10,2,2)</text:p>
      <text:p text:style-name="Standard">k=9 and n=11</text:p>
      <text:p text:style-name="Standard">(T,B,N)=(10,3,3)</text:p>
      <text:p text:style-name="Standard">k=8 and n=11</text:p>
      <text:p text:style-name="Standard">(T,B,N)=(10,7,7)</text:p>
      <text:p text:style-name="Standard">k=4 and n=11</text:p>
      <text:p text:style-name="Standard">Coding rate over 1000 packets ending at seq 15999 = 0.756164</text:p>
      <text:p text:style-name="Standard">Coding rate over 1000 packets ending at seq 16999 = 0.363639</text:p>
      <text:p text:style-name="Standard">(T,B,N)=(10,0,0)</text:p>
      <text:p text:style-name="Standard">k=11 and n=11</text:p>
      <text:p text:style-name="Standard">Coding rate over 1000 packets ending at seq 17999 = 0.977335</text:p>
      <text:p text:style-name="Standard">Coding rate over 1000 packets ending at seq 18999 = 1</text:p>
      <text:p text:style-name="Standard"><text:soft-page-break/>Coding rate over 1000 packets ending at seq 19999 = 1</text:p>
      <text:p text:style-name="Standard">Coding rate over 1000 packets ending at seq 20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Coding rate over 1000 packets ending at seq 21999 = 0.965218</text:p>
      <text:p text:style-name="Standard">(T,B,N)=(10,4,4)</text:p>
      <text:p text:style-name="Standard">k=7 and n=11</text:p>
      <text:p text:style-name="Standard">(T,B,N)=(10,10,10)</text:p>
      <text:p text:style-name="Standard">k=1 and n=11</text:p>
      <text:p text:style-name="Standard">Coding rate over 1000 packets ending at seq 22999 = 0.150409</text:p>
      <text:p text:style-name="Standard">File size = 9580548</text:p>
      <text:p text:style-name="Standard">End of source file. Reading from the beginning again...</text:p>
      <text:p text:style-name="Standard">Coding rate over 1000 packets ending at seq 23999 = 0.0909097</text:p>
      <text:p text:style-name="Standard">(T,B,N)=(10,0,0)</text:p>
      <text:p text:style-name="Standard">k=11 and n=11</text:p>
      <text:p text:style-name="Standard">Coding rate over 1000 packets ending at seq 24999 = 0.995734</text:p>
      <text:p text:style-name="Standard">Coding rate over 1000 packets ending at seq 25999 = 1</text:p>
      <text:p text:style-name="Standard">Coding rate over 1000 packets ending at seq 26999 = 1</text:p>
      <text:p text:style-name="Standard">Coding rate over 1000 packets ending at seq 27999 = 1</text:p>
      <text:p text:style-name="Standard">(T,B,N)=(10,1,1)</text:p>
      <text:p text:style-name="Standard">k=10 and n=11</text:p>
      <text:p text:style-name="Standard">(T,B,N)=(10,2,1)</text:p>
      <text:p text:style-name="Standard">k=10 and n=12</text:p>
      <text:p text:style-name="Standard">Coding rate over 1000 packets ending at seq 28999 = 0.841952</text:p>
      <text:p text:style-name="Standard">Coding rate over 1000 packets ending at seq 29999 = 0.833328</text:p>
      <text:p text:style-name="Standard">(T,B,N)=(10,0,0)</text:p>
      <text:p text:style-name="Standard">k=11 and n=11</text:p>
      <text:p text:style-name="Standard">Coding rate over 1000 packets ending at seq 30999 = 0.988215</text:p>
      <text:p text:style-name="Standard">^C</text:p>
      <text:p text:style-name="Standard">silas@Silas-Ashish:~/Documents/server_code/FEC_Erasure_Code_Unit_Test/bin$ ./FEC_Erasure_Code_Sender 127.0.0.1 127.0.0.1 400 1</text:p>
      <text:p text:style-name="Standard">Packet interarrival time = 1000 microseconds</text:p>
      <text:p text:style-name="Standard">Source IP: 127.0.0.1</text:p>
      <text:p text:style-name="Standard">Destination IP: 127.0.0.1</text:p>
      <text:p text:style-name="Standard">Created socket for sending, descriptor = 5</text:p>
      <text:p text:style-name="Standard">Created socket for response, descriptor = 6</text:p>
      <text:p text:style-name="Standard">(T,B,N)=(10,0,0)</text:p>
      <text:p text:style-name="Standard">k=11 and n=11</text:p>
      <text:p text:style-name="Standard">Coding rate over 1000 packets ending at seq 999 = 1</text:p>
      <text:p text:style-name="Standard">(T,B,N)=(10,7,7)</text:p>
      <text:p text:style-name="Standard">k=4 and n=11</text:p>
      <text:p text:style-name="Standard">(T,B,N)=(10,10,10)</text:p>
      <text:p text:style-name="Standard">k=1 and n=11</text:p>
      <text:p text:style-name="Standard">Coding rate over 1000 packets ending at seq 1999 = 0.203711</text:p>
      <text:p text:style-name="Standard">Coding rate over 1000 packets ending at seq 2999 = 0.0909097</text:p>
      <text:p text:style-name="Standard">(T,B,N)=(10,2,2)</text:p>
      <text:p text:style-name="Standard">k=9 and n=11</text:p>
      <text:p text:style-name="Standard"><text:soft-page-break/>(T,B,N)=(10,4,4)</text:p>
      <text:p text:style-name="Standard">k=7 and n=11</text:p>
      <text:p text:style-name="Standard">(T,B,N)=(10,7,7)</text:p>
      <text:p text:style-name="Standard">k=4 and n=11</text:p>
      <text:p text:style-name="Standard">Coding rate over 1000 packets ending at seq 3999 = 0.410192</text:p>
      <text:p text:style-name="Standard">Coding rate over 1000 packets ending at seq 4999 = 0.363639</text:p>
      <text:p text:style-name="Standard">(T,B,N)=(10,0,0)</text:p>
      <text:p text:style-name="Standard">k=11 and n=11</text:p>
      <text:p text:style-name="Standard">Coding rate over 1000 packets ending at seq 5999 = 0.988153</text:p>
      <text:p text:style-name="Standard">Coding rate over 1000 packets ending at seq 6999 = 1</text:p>
      <text:p text:style-name="Standard">Coding rate over 1000 packets ending at seq 7999 = 1</text:p>
      <text:p text:style-name="Standard">Coding rate over 1000 packets ending at seq 8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Coding rate over 1000 packets ending at seq 9999 = 0.526911</text:p>
      <text:p text:style-name="Standard">Coding rate over 1000 packets ending at seq 10999 = 0.363639</text:p>
      <text:p text:style-name="Standard">(T,B,N)=(10,0,0)</text:p>
      <text:p text:style-name="Standard">k=11 and n=11</text:p>
      <text:p text:style-name="Standard">Coding rate over 1000 packets ending at seq 11999 = 0.985608</text:p>
      <text:p text:style-name="Standard">Coding rate over 1000 packets ending at seq 12999 = 1</text:p>
      <text:p text:style-name="Standard">Coding rate over 1000 packets ending at seq 13999 = 1</text:p>
      <text:p text:style-name="Standard">Coding rate over 1000 packets ending at seq 14999 = 1</text:p>
      <text:p text:style-name="Standard">(T,B,N)=(10,2,2)</text:p>
      <text:p text:style-name="Standard">k=9 and n=11</text:p>
      <text:p text:style-name="Standard">(T,B,N)=(10,3,3)</text:p>
      <text:p text:style-name="Standard">k=8 and n=11</text:p>
      <text:p text:style-name="Standard">(T,B,N)=(10,7,7)</text:p>
      <text:p text:style-name="Standard">k=4 and n=11</text:p>
      <text:p text:style-name="Standard">Coding rate over 1000 packets ending at seq 15999 = 0.753982</text:p>
      <text:p text:style-name="Standard">Coding rate over 1000 packets ending at seq 16999 = 0.363639</text:p>
      <text:p text:style-name="Standard">(T,B,N)=(10,0,0)</text:p>
      <text:p text:style-name="Standard">k=11 and n=11</text:p>
      <text:p text:style-name="Standard">Coding rate over 1000 packets ending at seq 17999 = 0.97988</text:p>
      <text:p text:style-name="Standard">Coding rate over 1000 packets ending at seq 18999 = 1</text:p>
      <text:p text:style-name="Standard">Coding rate over 1000 packets ending at seq 19999 = 1</text:p>
      <text:p text:style-name="Standard">Coding rate over 1000 packets ending at seq 20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Coding rate over 1000 packets ending at seq 21999 = 0.964582</text:p>
      <text:p text:style-name="Standard">(T,B,N)=(10,7,7)</text:p>
      <text:p text:style-name="Standard">k=4 and n=11</text:p>
      <text:p text:style-name="Standard">(T,B,N)=(10,10,10)</text:p>
      <text:p text:style-name="Standard">k=1 and n=11</text:p>
      <text:p text:style-name="Standard">Coding rate over 1000 packets ending at seq 22999 = 0.130276</text:p>
      <text:p text:style-name="Standard">File size = 9580548</text:p>
      <text:p text:style-name="Standard"><text:soft-page-break/>End of source file. Reading from the beginning again...</text:p>
      <text:p text:style-name="Standard">Coding rate over 1000 packets ending at seq 23999 = 0.0909097</text:p>
      <text:p text:style-name="Standard">(T,B,N)=(10,0,0)</text:p>
      <text:p text:style-name="Standard">k=11 and n=11</text:p>
      <text:p text:style-name="Standard">Coding rate over 1000 packets ending at seq 24999 = 0.995734</text:p>
      <text:p text:style-name="Standard">Coding rate over 1000 packets ending at seq 25999 = 1</text:p>
      <text:p text:style-name="Standard">Coding rate over 1000 packets ending at seq 26999 = 1</text:p>
      <text:p text:style-name="Standard">Coding rate over 1000 packets ending at seq 27999 = 1</text:p>
      <text:p text:style-name="Standard">(T,B,N)=(10,1,1)</text:p>
      <text:p text:style-name="Standard">k=10 and n=11</text:p>
      <text:p text:style-name="Standard">Coding rate over 1000 packets ending at seq 28999 = 0.91077</text:p>
      <text:p text:style-name="Standard">Coding rate over 1000 packets ending at seq 29999 = 0.909102</text:p>
      <text:p text:style-name="Standard">(T,B,N)=(10,0,0)</text:p>
      <text:p text:style-name="Standard">k=11 and n=11</text:p>
      <text:p text:style-name="Standard">Coding rate over 1000 packets ending at seq 30999 = 0.991639</text:p>
      <text:p text:style-name="Standard">Coding rate over 1000 packets ending at seq 31999 = 1</text:p>
      <text:p text:style-name="Standard">Coding rate over 1000 packets ending at seq 32999 = 1</text:p>
      <text:p text:style-name="Standard">Coding rate over 1000 packets ending at seq 33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(T,B,N)=(10,8,8)</text:p>
      <text:p text:style-name="Standard">k=3 and n=11</text:p>
      <text:p text:style-name="Standard">Coding rate over 1000 packets ending at seq 34999 = 0.641426</text:p>
      <text:p text:style-name="Standard">Coding rate over 1000 packets ending at seq 35999 = 0.272725</text:p>
      <text:p text:style-name="Standard">(T,B,N)=(10,0,0)</text:p>
      <text:p text:style-name="Standard">k=11 and n=11</text:p>
      <text:p text:style-name="Standard">Coding rate over 1000 packets ending at seq 36999 = 0.987016</text:p>
      <text:p text:style-name="Standard">Coding rate over 1000 packets ending at seq 37999 = 1</text:p>
      <text:p text:style-name="Standard">Coding rate over 1000 packets ending at seq 38999 = 1</text:p>
      <text:p text:style-name="Standard">Coding rate over 1000 packets ending at seq 39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(T,B,N)=(10,8,8)</text:p>
      <text:p text:style-name="Standard">k=3 and n=11</text:p>
      <text:p text:style-name="Standard">Coding rate over 1000 packets ending at seq 40999 = 0.783562</text:p>
      <text:p text:style-name="Standard">Coding rate over 1000 packets ending at seq 41999 = 0.272725</text:p>
      <text:p text:style-name="Standard">(T,B,N)=(10,0,0)</text:p>
      <text:p text:style-name="Standard">k=11 and n=11</text:p>
      <text:p text:style-name="Standard">Coding rate over 1000 packets ending at seq 42999 = 0.989925</text:p>
      <text:p text:style-name="Standard">Coding rate over 1000 packets ending at seq 43999 = 1</text:p>
      <text:p text:style-name="Standard">Coding rate over 1000 packets ending at seq 44999 = 1</text:p>
      <text:p text:style-name="Standard">Coding rate over 1000 packets ending at seq 45999 = 1</text:p>
      <text:p text:style-name="Standard">(T,B,N)=(10,1,1)</text:p>
      <text:p text:style-name="Standard"><text:soft-page-break/>k=10 and n=11</text:p>
      <text:p text:style-name="Standard">Coding rate over 1000 packets ending at seq 46999 = 0.983126</text:p>
      <text:p text:style-name="Standard">(T,B,N)=(10,6,6)</text:p>
      <text:p text:style-name="Standard">k=5 and n=11</text:p>
      <text:p text:style-name="Standard">(T,B,N)=(10,8,8)</text:p>
      <text:p text:style-name="Standard">k=3 and n=11</text:p>
      <text:p text:style-name="Standard">File size = 9580548</text:p>
      <text:p text:style-name="Standard">End of source file. Reading from the beginning again...</text:p>
      <text:p text:style-name="Standard">Coding rate over 1000 packets ending at seq 47999 = 0.327112</text:p>
      <text:p text:style-name="Standard">Coding rate over 1000 packets ending at seq 48999 = 0.272725</text:p>
      <text:p text:style-name="Standard">(T,B,N)=(10,0,0)</text:p>
      <text:p text:style-name="Standard">k=11 and n=11</text:p>
      <text:p text:style-name="Standard">Coding rate over 1000 packets ending at seq 49999 = 0.992107</text:p>
      <text:p text:style-name="Standard">Coding rate over 1000 packets ending at seq 50999 = 1</text:p>
      <text:p text:style-name="Standard">Coding rate over 1000 packets ending at seq 51999 = 1</text:p>
      <text:p text:style-name="Standard">Coding rate over 1000 packets ending at seq 52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Coding rate over 1000 packets ending at seq 53999 = 0.527604</text:p>
      <text:p text:style-name="Standard">Coding rate over 1000 packets ending at seq 54999 = 0.363639</text:p>
      <text:p text:style-name="Standard">(T,B,N)=(10,0,0)</text:p>
      <text:p text:style-name="Standard">k=11 and n=11</text:p>
      <text:p text:style-name="Standard">Coding rate over 1000 packets ending at seq 55999 = 0.989426</text:p>
      <text:p text:style-name="Standard">Coding rate over 1000 packets ending at seq 56999 = 1</text:p>
      <text:p text:style-name="Standard">Coding rate over 1000 packets ending at seq 57999 = 1</text:p>
      <text:p text:style-name="Standard">Coding rate over 1000 packets ending at seq 58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4,4)</text:p>
      <text:p text:style-name="Standard">k=7 and n=11</text:p>
      <text:p text:style-name="Standard">(T,B,N)=(10,6,6)</text:p>
      <text:p text:style-name="Standard">k=5 and n=11</text:p>
      <text:p text:style-name="Standard">Coding rate over 1000 packets ending at seq 59999 = 0.728305</text:p>
      <text:p text:style-name="Standard">Coding rate over 1000 packets ending at seq 60999 = 0.454551</text:p>
      <text:p text:style-name="Standard">(T,B,N)=(10,0,0)</text:p>
      <text:p text:style-name="Standard">k=11 and n=11</text:p>
      <text:p text:style-name="Standard">Coding rate over 1000 packets ending at seq 61999 = 0.978329</text:p>
      <text:p text:style-name="Standard">Coding rate over 1000 packets ending at seq 62999 = 1</text:p>
      <text:p text:style-name="Standard">Coding rate over 1000 packets ending at seq 63999 = 1</text:p>
      <text:p text:style-name="Standard">Coding rate over 1000 packets ending at seq 64999 = 1</text:p>
      <text:p text:style-name="Standard">(T,B,N)=(10,1,1)</text:p>
      <text:p text:style-name="Standard">k=10 and n=11</text:p>
      <text:p text:style-name="Standard">(T,B,N)=(10,2,2)</text:p>
      <text:p text:style-name="Standard"><text:soft-page-break/>k=9 and n=11</text:p>
      <text:p text:style-name="Standard">(T,B,N)=(10,7,7)</text:p>
      <text:p text:style-name="Standard">k=4 and n=11</text:p>
      <text:p text:style-name="Standard">Coding rate over 1000 packets ending at seq 65999 = 0.850147</text:p>
      <text:p text:style-name="Standard">Coding rate over 1000 packets ending at seq 66999 = 0.363639</text:p>
      <text:p text:style-name="Standard">(T,B,N)=(10,0,0)</text:p>
      <text:p text:style-name="Standard">k=11 and n=11</text:p>
      <text:p text:style-name="Standard">Coding rate over 1000 packets ending at seq 67999 = 0.993244</text:p>
      <text:p text:style-name="Standard">Coding rate over 1000 packets ending at seq 68999 = 1</text:p>
      <text:p text:style-name="Standard">Coding rate over 1000 packets ending at seq 69999 = 1</text:p>
      <text:p text:style-name="Standard">Coding rate over 1000 packets ending at seq 70999 = 1</text:p>
      <text:p text:style-name="Standard">File size = 9580548</text:p>
      <text:p text:style-name="Standard">End of source file. Reading from the beginning again...</text:p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Coding rate over 1000 packets ending at seq 71999 = 0.96766</text:p>
      <text:p text:style-name="Standard">(T,B,N)=(10,7,7)</text:p>
      <text:p text:style-name="Standard">k=4 and n=11</text:p>
      <text:p text:style-name="Standard">Coding rate over 1000 packets ending at seq 72999 = 0.391362</text:p>
      <text:p text:style-name="Standard">(T,B,N)=(10,2,2)</text:p>
      <text:p text:style-name="Standard">k=9 and n=11</text:p>
      <text:p text:style-name="Standard">Coding rate over 1000 packets ending at seq 73999 = 0.807463</text:p>
      <text:p text:style-name="Standard">(T,B,N)=(10,0,0)</text:p>
      <text:p text:style-name="Standard">k=11 and n=11</text:p>
      <text:p text:style-name="Standard">Coding rate over 1000 packets ending at seq 74999 = 0.991066</text:p>
      <text:p text:style-name="Standard">Coding rate over 1000 packets ending at seq 75999 = 1</text:p>
      <text:p text:style-name="Standard">Coding rate over 1000 packets ending at seq 76999 = 1</text:p>
      <text:p text:style-name="Standard">Coding rate over 1000 packets ending at seq 77999 = 1</text:p>
      <text:p text:style-name="Standard">(T,B,N)=(10,4,4)</text:p>
      <text:p text:style-name="Standard">k=7 and n=11</text:p>
      <text:p text:style-name="Standard">(T,B,N)=(10,6,6)</text:p>
      <text:p text:style-name="Standard">k=5 and n=11</text:p>
      <text:p text:style-name="Standard">(T,B,N)=(10,7,7)</text:p>
      <text:p text:style-name="Standard">k=4 and n=11</text:p>
      <text:p text:style-name="Standard">Coding rate over 1000 packets ending at seq 78999 = 0.502304</text:p>
      <text:p text:style-name="Standard">Coding rate over 1000 packets ending at seq 79999 = 0.363639</text:p>
      <text:p text:style-name="Standard">(T,B,N)=(10,0,0)</text:p>
      <text:p text:style-name="Standard">k=11 and n=11</text:p>
      <text:p text:style-name="Standard">Coding rate over 1000 packets ending at seq 80999 = 0.982426</text:p>
      <text:p text:style-name="Standard">Coding rate over 1000 packets ending at seq 81999 = 1</text:p>
      <text:p text:style-name="Standard">(T,B,N)=(10,6,6)</text:p>
      <text:p text:style-name="Standard">k=5 and n=11</text:p>
      <text:p text:style-name="Standard">Coding rate over 1000 packets ending at seq 82999 = 0.758912</text:p>
      <text:p text:style-name="Standard">Coding rate over 1000 packets ending at seq 83999 = 0.454551</text:p>
      <text:p text:style-name="Standard">(T,B,N)=(10,0,0)</text:p>
      <text:p text:style-name="Standard">k=11 and n=11</text:p>
      <text:p text:style-name="Standard">(T,B,N)=(10,1,1)</text:p>
      <text:p text:style-name="Standard"><text:soft-page-break/>k=10 and n=11</text:p>
      <text:p text:style-name="Standard">(T,B,N)=(10,2,2)</text:p>
      <text:p text:style-name="Standard">k=9 and n=11</text:p>
      <text:p text:style-name="Standard">(T,B,N)=(10,4,4)</text:p>
      <text:p text:style-name="Standard">k=7 and n=11</text:p>
      <text:p text:style-name="Standard">(T,B,N)=(10,8,8)</text:p>
      <text:p text:style-name="Standard">k=3 and n=11</text:p>
      <text:p text:style-name="Standard">(T,B,N)=(10,10,10)</text:p>
      <text:p text:style-name="Standard">k=1 and n=11</text:p>
      <text:p text:style-name="Standard">Coding rate over 1000 packets ending at seq 84999 = 0.672937</text:p>
      <text:p text:style-name="Standard">Coding rate over 1000 packets ending at seq 85999 = 0.0909097</text:p>
      <text:p text:style-name="Standard">(T,B,N)=(10,0,0)</text:p>
      <text:p text:style-name="Standard">k=11 and n=11</text:p>
      <text:p text:style-name="Standard">Coding rate over 1000 packets ending at seq 86999 = 0.996643</text:p>
      <text:p text:style-name="Standard">Coding rate over 1000 packets ending at seq 87999 = 1</text:p>
      <text:p text:style-name="Standard">Coding rate over 1000 packets ending at seq 88999 = 1</text:p>
      <text:p text:style-name="Standard">Coding rate over 1000 packets ending at seq 89999 = 1</text:p>
      <text:p text:style-name="Standard">(T,B,N)=(10,7,7)</text:p>
      <text:p text:style-name="Standard">k=4 and n=11</text:p>
      <text:p text:style-name="Standard">Coding rate over 1000 packets ending at seq 90999 = 0.669006</text:p>
      <text:p text:style-name="Standard">Coding rate over 1000 packets ending at seq 91999 = 0.363639</text:p>
      <text:p text:style-name="Standard">(T,B,N)=(10,1,1)</text:p>
      <text:p text:style-name="Standard">k=10 and n=11</text:p>
      <text:p text:style-name="Standard">Coding rate over 1000 packets ending at seq 92999 = 0.903374</text:p>
      <text:p text:style-name="Standard">(T,B,N)=(10,0,0)</text:p>
      <text:p text:style-name="Standard">k=11 and n=11</text:p>
      <text:p text:style-name="Standard">Coding rate over 1000 packets ending at seq 93999 = 0.993276</text:p>
      <text:p text:style-name="Standard">(T,B,N)=(10,1,1)</text:p>
      <text:p text:style-name="Standard">k=10 and n=11</text:p>
      <text:p text:style-name="Standard">Coding rate over 1000 packets ending at seq 94999 = 0.909043</text:p>
      <text:p text:style-name="Standard">File size = 9580548</text:p>
      <text:p text:style-name="Standard">End of source file. Reading from the beginning again...</text:p>
      <text:p text:style-name="Standard">Coding rate over 1000 packets ending at seq 95999 = 0.909102</text:p>
      <text:p text:style-name="Standard">(T,B,N)=(10,0,0)</text:p>
      <text:p text:style-name="Standard">k=11 and n=11</text:p>
      <text:p text:style-name="Standard">(T,B,N)=(10,1,1)</text:p>
      <text:p text:style-name="Standard">k=10 and n=11</text:p>
      <text:p text:style-name="Standard">Coding rate over 1000 packets ending at seq 96999 = 0.987447</text:p>
      <text:p text:style-name="Standard">(T,B,N)=(10,7,7)</text:p>
      <text:p text:style-name="Standard">k=4 and n=11</text:p>
      <text:p text:style-name="Standard">(T,B,N)=(10,9,9)</text:p>
      <text:p text:style-name="Standard">k=2 and n=11</text:p>
      <text:p text:style-name="Standard">Coding rate over 1000 packets ending at seq 97999 = 0.30654</text:p>
      <text:p text:style-name="Standard">Coding rate over 1000 packets ending at seq 98999 = 0.181819</text:p>
      <text:p text:style-name="Standard">(T,B,N)=(10,0,0)</text:p>
      <text:p text:style-name="Standard">k=11 and n=11</text:p>
      <text:p text:style-name="Standard">Coding rate over 1000 packets ending at seq 99999 = 0.996515</text:p>
      <text:p text:style-name="Standard">Coding rate over 1000 packets ending at seq 100999 = 1</text:p>
      <text:p text:style-name="Standard">Coding rate over 1000 packets ending at seq 101999 = 1</text:p>
      <text:p text:style-name="Standard"><text:soft-page-break/>Coding rate over 1000 packets ending at seq 102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(T,B,N)=(10,9,9)</text:p>
      <text:p text:style-name="Standard">k=2 and n=11</text:p>
      <text:p text:style-name="Standard">Coding rate over 1000 packets ending at seq 103999 = 0.418862</text:p>
      <text:p text:style-name="Standard">Coding rate over 1000 packets ending at seq 104999 = 0.181819</text:p>
      <text:p text:style-name="Standard">(T,B,N)=(10,0,0)</text:p>
      <text:p text:style-name="Standard">k=11 and n=11</text:p>
      <text:p text:style-name="Standard">Coding rate over 1000 packets ending at seq 105999 = 0.994061</text:p>
      <text:p text:style-name="Standard">Coding rate over 1000 packets ending at seq 106999 = 1</text:p>
      <text:p text:style-name="Standard">Coding rate over 1000 packets ending at seq 107999 = 1</text:p>
      <text:p text:style-name="Standard">Coding rate over 1000 packets ending at seq 108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Coding rate over 1000 packets ending at seq 109999 = 0.700727</text:p>
      <text:p text:style-name="Standard">Coding rate over 1000 packets ending at seq 110999 = 0.363639</text:p>
      <text:p text:style-name="Standard">(T,B,N)=(10,0,0)</text:p>
      <text:p text:style-name="Standard">k=11 and n=11</text:p>
      <text:p text:style-name="Standard">Coding rate over 1000 packets ending at seq 111999 = 0.982426</text:p>
      <text:p text:style-name="Standard">Coding rate over 1000 packets ending at seq 112999 = 1</text:p>
      <text:p text:style-name="Standard">Coding rate over 1000 packets ending at seq 113999 = 1</text:p>
      <text:p text:style-name="Standard">Coding rate over 1000 packets ending at seq 114999 = 1</text:p>
      <text:p text:style-name="Standard">(T,B,N)=(10,2,2)</text:p>
      <text:p text:style-name="Standard">k=9 and n=11</text:p>
      <text:p text:style-name="Standard">(T,B,N)=(10,4,4)</text:p>
      <text:p text:style-name="Standard">k=7 and n=11</text:p>
      <text:p text:style-name="Standard">Coding rate over 1000 packets ending at seq 115999 = 0.918872</text:p>
      <text:p text:style-name="Standard">Coding rate over 1000 packets ending at seq 116999 = 0.636358</text:p>
      <text:p text:style-name="Standard">Coding rate over 1000 packets ending at seq 117999 = 0.636358</text:p>
      <text:p text:style-name="Standard">(T,B,N)=(10,0,0)</text:p>
      <text:p text:style-name="Standard">k=11 and n=11</text:p>
      <text:p text:style-name="Standard">Coding rate over 1000 packets ending at seq 118999 = 0.981673</text:p>
      <text:p text:style-name="Standard">File size = 9580548</text:p>
      <text:p text:style-name="Standard">End of source file. Reading from the beginning again...</text:p>
      <text:p text:style-name="Standard">Coding rate over 1000 packets ending at seq 119999 = 1</text:p>
      <text:p text:style-name="Standard">Coding rate over 1000 packets ending at seq 120999 = 1</text:p>
      <text:p text:style-name="Standard">Coding rate over 1000 packets ending at seq 121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Coding rate over 1000 packets ending at seq 122999 = 0.484182</text:p>
      <text:p text:style-name="Standard"><text:soft-page-break/>Coding rate over 1000 packets ending at seq 123999 = 0.363639</text:p>
      <text:p text:style-name="Standard">(T,B,N)=(10,0,0)</text:p>
      <text:p text:style-name="Standard">k=11 and n=11</text:p>
      <text:p text:style-name="Standard">Coding rate over 1000 packets ending at seq 124999 = 0.991335</text:p>
      <text:p text:style-name="Standard">Coding rate over 1000 packets ending at seq 125999 = 1</text:p>
      <text:p text:style-name="Standard">(T,B,N)=(10,1,1)</text:p>
      <text:p text:style-name="Standard">k=10 and n=11</text:p>
      <text:p text:style-name="Standard">Coding rate over 1000 packets ending at seq 126999 = 0.91468</text:p>
      <text:p text:style-name="Standard">Coding rate over 1000 packets ending at seq 127999 = 0.909102</text:p>
      <text:p text:style-name="Standard">(T,B,N)=(10,0,0)</text:p>
      <text:p text:style-name="Standard">k=11 and n=11</text:p>
      <text:p text:style-name="Standard">(T,B,N)=(10,1,1)</text:p>
      <text:p text:style-name="Standard">k=10 and n=11</text:p>
      <text:p text:style-name="Standard">(T,B,N)=(10,4,4)</text:p>
      <text:p text:style-name="Standard">k=7 and n=11</text:p>
      <text:p text:style-name="Standard">(T,B,N)=(10,7,7)</text:p>
      <text:p text:style-name="Standard">k=4 and n=11</text:p>
      <text:p text:style-name="Standard">Coding rate over 1000 packets ending at seq 128999 = 0.540291</text:p>
      <text:p text:style-name="Standard">Coding rate over 1000 packets ending at seq 129999 = 0.363639</text:p>
      <text:p text:style-name="Standard">(T,B,N)=(10,0,0)</text:p>
      <text:p text:style-name="Standard">k=11 and n=11</text:p>
      <text:p text:style-name="Standard">Coding rate over 1000 packets ending at seq 130999 = 0.992608</text:p>
      <text:p text:style-name="Standard">Coding rate over 1000 packets ending at seq 131999 = 1</text:p>
      <text:p text:style-name="Standard">Coding rate over 1000 packets ending at seq 132999 = 1</text:p>
      <text:p text:style-name="Standard">Coding rate over 1000 packets ending at seq 133999 = 1</text:p>
      <text:p text:style-name="Standard">(T,B,N)=(10,5,5)</text:p>
      <text:p text:style-name="Standard">k=6 and n=11</text:p>
      <text:p text:style-name="Standard">(T,B,N)=(10,7,7)</text:p>
      <text:p text:style-name="Standard">k=4 and n=11</text:p>
      <text:p text:style-name="Standard">Coding rate over 1000 packets ending at seq 134999 = 0.741826</text:p>
      <text:p text:style-name="Standard">Coding rate over 1000 packets ending at seq 135999 = 0.363639</text:p>
      <text:p text:style-name="Standard">(T,B,N)=(10,0,0)</text:p>
      <text:p text:style-name="Standard">k=11 and n=11</text:p>
      <text:p text:style-name="Standard">Coding rate over 1000 packets ending at seq 136999 = 0.995789</text:p>
      <text:p text:style-name="Standard">Coding rate over 1000 packets ending at seq 137999 = 1</text:p>
      <text:p text:style-name="Standard">Coding rate over 1000 packets ending at seq 138999 = 1</text:p>
      <text:p text:style-name="Standard">Coding rate over 1000 packets ending at seq 139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4,4)</text:p>
      <text:p text:style-name="Standard">k=7 and n=11</text:p>
      <text:p text:style-name="Standard">Coding rate over 1000 packets ending at seq 140999 = 0.927061</text:p>
      <text:p text:style-name="Standard">(T,B,N)=(10,7,7)</text:p>
      <text:p text:style-name="Standard">k=4 and n=11</text:p>
      <text:p text:style-name="Standard">(T,B,N)=(10,10,10)</text:p>
      <text:p text:style-name="Standard">k=1 and n=11</text:p>
      <text:p text:style-name="Standard">Coding rate over 1000 packets ending at seq 141999 = 0.159415</text:p>
      <text:p text:style-name="Standard"><text:soft-page-break/>Coding rate over 1000 packets ending at seq 142999 = 0.0909097</text:p>
      <text:p text:style-name="Standard">(T,B,N)=(10,0,0)</text:p>
      <text:p text:style-name="Standard">k=11 and n=11</text:p>
      <text:p text:style-name="Standard">File size = 9580548</text:p>
      <text:p text:style-name="Standard">End of source file. Reading from the beginning again...</text:p>
      <text:p text:style-name="Standard">Coding rate over 1000 packets ending at seq 143999 = 0.997552</text:p>
      <text:p text:style-name="Standard">Coding rate over 1000 packets ending at seq 144999 = 1</text:p>
      <text:p text:style-name="Standard">Coding rate over 1000 packets ending at seq 145999 = 1</text:p>
      <text:p text:style-name="Standard">Coding rate over 1000 packets ending at seq 146999 = 1</text:p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6,6)</text:p>
      <text:p text:style-name="Standard">k=5 and n=11</text:p>
      <text:p text:style-name="Standard">(T,B,N)=(10,8,8)</text:p>
      <text:p text:style-name="Standard">k=3 and n=11</text:p>
      <text:p text:style-name="Standard">Coding rate over 1000 packets ending at seq 147999 = 0.376573</text:p>
      <text:p text:style-name="Standard">Coding rate over 1000 packets ending at seq 148999 = 0.272725</text:p>
      <text:p text:style-name="Standard">(T,B,N)=(10,0,0)</text:p>
      <text:p text:style-name="Standard">k=11 and n=11</text:p>
      <text:p text:style-name="Standard">Coding rate over 1000 packets ending at seq 149999 = 0.992107</text:p>
      <text:p text:style-name="Standard">Coding rate over 1000 packets ending at seq 150999 = 1</text:p>
      <text:p text:style-name="Standard">Coding rate over 1000 packets ending at seq 151999 = 1</text:p>
      <text:p text:style-name="Standard">Coding rate over 1000 packets ending at seq 152999 = 1</text:p>
      <text:p text:style-name="Standard">(T,B,N)=(10,7,7)</text:p>
      <text:p text:style-name="Standard">k=4 and n=11</text:p>
      <text:p text:style-name="Standard">Coding rate over 1000 packets ending at seq 153999 = 0.499098</text:p>
      <text:p text:style-name="Standard">(T,B,N)=(10,5,5)</text:p>
      <text:p text:style-name="Standard">k=6 and n=11</text:p>
      <text:p text:style-name="Standard">Coding rate over 1000 packets ending at seq 154999 = 0.538677</text:p>
      <text:p text:style-name="Standard">(T,B,N)=(10,0,0)</text:p>
      <text:p text:style-name="Standard">k=11 and n=11</text:p>
      <text:p text:style-name="Standard">Coding rate over 1000 packets ending at seq 155999 = 0.985237</text:p>
      <text:p text:style-name="Standard">(T,B,N)=(10,7,7)</text:p>
      <text:p text:style-name="Standard">k=4 and n=11</text:p>
      <text:p text:style-name="Standard">Coding rate over 1000 packets ending at seq 156999 = 0.444368</text:p>
      <text:p text:style-name="Standard">Coding rate over 1000 packets ending at seq 157999 = 0.363639</text:p>
      <text:p text:style-name="Standard">(T,B,N)=(10,0,0)</text:p>
      <text:p text:style-name="Standard">k=11 and n=11</text:p>
      <text:p text:style-name="Standard">Coding rate over 1000 packets ending at seq 158999 = 0.990699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Coding rate over 1000 packets ending at seq 159999 = 0.892873</text:p>
      <text:p text:style-name="Standard">Coding rate over 1000 packets ending at seq 160999 = 0.363639</text:p>
      <text:p text:style-name="Standard"><text:soft-page-break/>(T,B,N)=(10,0,0)</text:p>
      <text:p text:style-name="Standard">k=11 and n=11</text:p>
      <text:p text:style-name="Standard">Coding rate over 1000 packets ending at seq 161999 = 0.987517</text:p>
      <text:p text:style-name="Standard">Coding rate over 1000 packets ending at seq 162999 = 1</text:p>
      <text:p text:style-name="Standard">Coding rate over 1000 packets ending at seq 163999 = 1</text:p>
      <text:p text:style-name="Standard">Coding rate over 1000 packets ending at seq 164999 = 1</text:p>
      <text:p text:style-name="Standard">(T,B,N)=(10,1,1)</text:p>
      <text:p text:style-name="Standard">k=10 and n=11</text:p>
      <text:p text:style-name="Standard">(T,B,N)=(10,4,4)</text:p>
      <text:p text:style-name="Standard">k=7 and n=11</text:p>
      <text:p text:style-name="Standard">Coding rate over 1000 packets ending at seq 165999 = 0.973214</text:p>
      <text:p text:style-name="Standard">(T,B,N)=(10,6,6)</text:p>
      <text:p text:style-name="Standard">k=5 and n=11</text:p>
      <text:p text:style-name="Standard">(T,B,N)=(10,7,7)</text:p>
      <text:p text:style-name="Standard">k=4 and n=11</text:p>
      <text:p text:style-name="Standard">Coding rate over 1000 packets ending at seq 166999 = 0.38459</text:p>
      <text:p text:style-name="Standard">File size = 9580548</text:p>
      <text:p text:style-name="Standard">End of source file. Reading from the beginning again...</text:p>
      <text:p text:style-name="Standard">Coding rate over 1000 packets ending at seq 167999 = 0.363639</text:p>
      <text:p text:style-name="Standard">(T,B,N)=(10,0,0)</text:p>
      <text:p text:style-name="Standard">k=11 and n=11</text:p>
      <text:p text:style-name="Standard">Coding rate over 1000 packets ending at seq 168999 = 0.985608</text:p>
      <text:p text:style-name="Standard">Coding rate over 1000 packets ending at seq 169999 = 1</text:p>
      <text:p text:style-name="Standard">Coding rate over 1000 packets ending at seq 170999 = 1</text:p>
      <text:p text:style-name="Standard">Coding rate over 1000 packets ending at seq 171999 = 1</text:p>
      <text:p text:style-name="Standard">(T,B,N)=(10,1,1)</text:p>
      <text:p text:style-name="Standard">k=10 and n=11</text:p>
      <text:p text:style-name="Standard">(T,B,N)=(10,5,5)</text:p>
      <text:p text:style-name="Standard">k=6 and n=11</text:p>
      <text:p text:style-name="Standard">(T,B,N)=(10,7,7)</text:p>
      <text:p text:style-name="Standard">k=4 and n=11</text:p>
      <text:p text:style-name="Standard">Coding rate over 1000 packets ending at seq 172999 = 0.63349</text:p>
      <text:p text:style-name="Standard">Coding rate over 1000 packets ending at seq 173999 = 0.363639</text:p>
      <text:p text:style-name="Standard">(T,B,N)=(10,0,0)</text:p>
      <text:p text:style-name="Standard">k=11 and n=11</text:p>
      <text:p text:style-name="Standard">Coding rate over 1000 packets ending at seq 174999 = 0.984335</text:p>
      <text:p text:style-name="Standard">Coding rate over 1000 packets ending at seq 175999 = 1</text:p>
      <text:p text:style-name="Standard">Coding rate over 1000 packets ending at seq 176999 = 1</text:p>
      <text:p text:style-name="Standard">Coding rate over 1000 packets ending at seq 177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6,6)</text:p>
      <text:p text:style-name="Standard">k=5 and n=11</text:p>
      <text:p text:style-name="Standard">(T,B,N)=(10,7,7)</text:p>
      <text:p text:style-name="Standard">k=4 and n=11</text:p>
      <text:p text:style-name="Standard">Coding rate over 1000 packets ending at seq 178999 = 0.702525</text:p>
      <text:p text:style-name="Standard">Coding rate over 1000 packets ending at seq 179999 = 0.363639</text:p>
      <text:p text:style-name="Standard"><text:soft-page-break/>(T,B,N)=(10,0,0)</text:p>
      <text:p text:style-name="Standard">k=11 and n=11</text:p>
      <text:p text:style-name="Standard">Coding rate over 1000 packets ending at seq 180999 = 0.984971</text:p>
      <text:p text:style-name="Standard">Coding rate over 1000 packets ending at seq 181999 = 1</text:p>
      <text:p text:style-name="Standard">Coding rate over 1000 packets ending at seq 182999 = 1</text:p>
      <text:p text:style-name="Standard">Coding rate over 1000 packets ending at seq 183999 = 1</text:p>
      <text:p text:style-name="Standard">(T,B,N)=(10,1,1)</text:p>
      <text:p text:style-name="Standard">k=10 and n=11</text:p>
      <text:p text:style-name="Standard">(T,B,N)=(10,4,4)</text:p>
      <text:p text:style-name="Standard">k=7 and n=11</text:p>
      <text:p text:style-name="Standard">(T,B,N)=(10,7,7)</text:p>
      <text:p text:style-name="Standard">k=4 and n=11</text:p>
      <text:p text:style-name="Standard">Coding rate over 1000 packets ending at seq 184999 = 0.906557</text:p>
      <text:p text:style-name="Standard">Coding rate over 1000 packets ending at seq 185999 = 0.363639</text:p>
      <text:p text:style-name="Standard">(T,B,N)=(10,4,4)</text:p>
      <text:p text:style-name="Standard">k=7 and n=11</text:p>
      <text:p text:style-name="Standard">Coding rate over 1000 packets ending at seq 186999 = 0.624856</text:p>
      <text:p text:style-name="Standard">(T,B,N)=(10,0,0)</text:p>
      <text:p text:style-name="Standard">k=11 and n=11</text:p>
      <text:p text:style-name="Standard">Coding rate over 1000 packets ending at seq 187999 = 0.983491</text:p>
      <text:p text:style-name="Standard">Coding rate over 1000 packets ending at seq 188999 = 1</text:p>
      <text:p text:style-name="Standard">Coding rate over 1000 packets ending at seq 189999 = 1</text:p>
      <text:p text:style-name="Standard">Coding rate over 1000 packets ending at seq 190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File size = 9580548</text:p>
      <text:p text:style-name="Standard">End of source file. Reading from the beginning again...</text:p>
      <text:p text:style-name="Standard">Coding rate over 1000 packets ending at seq 191999 = 0.412816</text:p>
      <text:p text:style-name="Standard">Coding rate over 1000 packets ending at seq 192999 = 0.363639</text:p>
      <text:p text:style-name="Standard">(T,B,N)=(10,0,0)</text:p>
      <text:p text:style-name="Standard">k=11 and n=11</text:p>
      <text:p text:style-name="Standard">Coding rate over 1000 packets ending at seq 193999 = 0.97988</text:p>
      <text:p text:style-name="Standard">Coding rate over 1000 packets ending at seq 194999 = 1</text:p>
      <text:p text:style-name="Standard">Coding rate over 1000 packets ending at seq 195999 = 1</text:p>
      <text:p text:style-name="Standard">Coding rate over 1000 packets ending at seq 196999 = 1</text:p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6,6)</text:p>
      <text:p text:style-name="Standard">k=5 and n=11</text:p>
      <text:p text:style-name="Standard">Coding rate over 1000 packets ending at seq 197999 = 0.683349</text:p>
      <text:p text:style-name="Standard">Coding rate over 1000 packets ending at seq 198999 = 0.454551</text:p>
      <text:p text:style-name="Standard">(T,B,N)=(10,0,0)</text:p>
      <text:p text:style-name="Standard">k=11 and n=11</text:p>
      <text:p text:style-name="Standard">Coding rate over 1000 packets ending at seq 199999 = 0.977238</text:p>
      <text:p text:style-name="Standard">Coding rate over 1000 packets ending at seq 200999 = 1</text:p>
      <text:p text:style-name="Standard"><text:soft-page-break/>Coding rate over 1000 packets ending at seq 201999 = 1</text:p>
      <text:p text:style-name="Standard">(T,B,N)=(10,7,7)</text:p>
      <text:p text:style-name="Standard">k=4 and n=11</text:p>
      <text:p text:style-name="Standard">Coding rate over 1000 packets ending at seq 202999 = 0.945819</text:p>
      <text:p text:style-name="Standard">Coding rate over 1000 packets ending at seq 203999 = 0.363639</text:p>
      <text:p text:style-name="Standard">(T,B,N)=(10,3,3)</text:p>
      <text:p text:style-name="Standard">k=8 and n=11</text:p>
      <text:p text:style-name="Standard">Coding rate over 1000 packets ending at seq 204999 = 0.713095</text:p>
      <text:p text:style-name="Standard">(T,B,N)=(10,0,0)</text:p>
      <text:p text:style-name="Standard">k=11 and n=11</text:p>
      <text:p text:style-name="Standard">Coding rate over 1000 packets ending at seq 205999 = 0.986165</text:p>
      <text:p text:style-name="Standard">Coding rate over 1000 packets ending at seq 206999 = 1</text:p>
      <text:p text:style-name="Standard">Coding rate over 1000 packets ending at seq 207999 = 1</text:p>
      <text:p text:style-name="Standard">Coding rate over 1000 packets ending at seq 208999 = 1</text:p>
      <text:p text:style-name="Standard">(T,B,N)=(10,7,7)</text:p>
      <text:p text:style-name="Standard">k=4 and n=11</text:p>
      <text:p text:style-name="Standard">Coding rate over 1000 packets ending at seq 209999 = 0.872002</text:p>
      <text:p text:style-name="Standard">Coding rate over 1000 packets ending at seq 210999 = 0.363639</text:p>
      <text:p text:style-name="Standard">(T,B,N)=(10,3,3)</text:p>
      <text:p text:style-name="Standard">k=8 and n=11</text:p>
      <text:p text:style-name="Standard">Coding rate over 1000 packets ending at seq 211999 = 0.713822</text:p>
      <text:p text:style-name="Standard">(T,B,N)=(10,0,0)</text:p>
      <text:p text:style-name="Standard">k=11 and n=11</text:p>
      <text:p text:style-name="Standard">Coding rate over 1000 packets ending at seq 212999 = 0.98671</text:p>
      <text:p text:style-name="Standard">Coding rate over 1000 packets ending at seq 213999 = 1</text:p>
      <text:p text:style-name="Standard">Coding rate over 1000 packets ending at seq 214999 = 1</text:p>
      <text:p text:style-name="Standard">File size = 9580548</text:p>
      <text:p text:style-name="Standard">End of source file. Reading from the beginning again...</text:p>
      <text:p text:style-name="Standard">Coding rate over 1000 packets ending at seq 215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Coding rate over 1000 packets ending at seq 216999 = 0.545727</text:p>
      <text:p text:style-name="Standard">Coding rate over 1000 packets ending at seq 217999 = 0.363639</text:p>
      <text:p text:style-name="Standard">(T,B,N)=(10,0,0)</text:p>
      <text:p text:style-name="Standard">k=11 and n=11</text:p>
      <text:p text:style-name="Standard">Coding rate over 1000 packets ending at seq 218999 = 0.97288</text:p>
      <text:p text:style-name="Standard">Coding rate over 1000 packets ending at seq 219999 = 1</text:p>
      <text:p text:style-name="Standard">Coding rate over 1000 packets ending at seq 220999 = 1</text:p>
      <text:p text:style-name="Standard">Coding rate over 1000 packets ending at seq 221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Coding rate over 1000 packets ending at seq 222999 = 0.730781</text:p>
      <text:p text:style-name="Standard">(T,B,N)=(10,6,6)</text:p>
      <text:p text:style-name="Standard"><text:soft-page-break/>k=5 and n=11</text:p>
      <text:p text:style-name="Standard">Coding rate over 1000 packets ending at seq 223999 = 0.449733</text:p>
      <text:p text:style-name="Standard">(T,B,N)=(10,0,0)</text:p>
      <text:p text:style-name="Standard">k=11 and n=11</text:p>
      <text:p text:style-name="Standard">Coding rate over 1000 packets ending at seq 224999 = 0.981602</text:p>
      <text:p text:style-name="Standard">Coding rate over 1000 packets ending at seq 225999 = 1</text:p>
      <text:p text:style-name="Standard">Coding rate over 1000 packets ending at seq 226999 = 1</text:p>
      <text:p text:style-name="Standard">Coding rate over 1000 packets ending at seq 227999 = 1</text:p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4,4)</text:p>
      <text:p text:style-name="Standard">k=7 and n=11</text:p>
      <text:p text:style-name="Standard">(T,B,N)=(10,5,5)</text:p>
      <text:p text:style-name="Standard">k=6 and n=11</text:p>
      <text:p text:style-name="Standard">Coding rate over 1000 packets ending at seq 228999 = 0.870464</text:p>
      <text:p text:style-name="Standard">Coding rate over 1000 packets ending at seq 229999 = 0.54545</text:p>
      <text:p text:style-name="Standard">(T,B,N)=(10,0,0)</text:p>
      <text:p text:style-name="Standard">k=11 and n=11</text:p>
      <text:p text:style-name="Standard">Coding rate over 1000 packets ending at seq 230999 = 0.975692</text:p>
      <text:p text:style-name="Standard">Coding rate over 1000 packets ending at seq 231999 = 1</text:p>
      <text:p text:style-name="Standard">Coding rate over 1000 packets ending at seq 232999 = 1</text:p>
      <text:p text:style-name="Standard">Coding rate over 1000 packets ending at seq 233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Coding rate over 1000 packets ending at seq 234999 = 0.970215</text:p>
      <text:p text:style-name="Standard">(T,B,N)=(10,5,5)</text:p>
      <text:p text:style-name="Standard">k=6 and n=11</text:p>
      <text:p text:style-name="Standard">Coding rate over 1000 packets ending at seq 235999 = 0.601488</text:p>
      <text:p text:style-name="Standard">Coding rate over 1000 packets ending at seq 236999 = 0.54545</text:p>
      <text:p text:style-name="Standard">(T,B,N)=(10,0,0)</text:p>
      <text:p text:style-name="Standard">k=11 and n=11</text:p>
      <text:p text:style-name="Standard">Coding rate over 1000 packets ending at seq 237999 = 0.971601</text:p>
      <text:p text:style-name="Standard">Coding rate over 1000 packets ending at seq 238999 = 1</text:p>
      <text:p text:style-name="Standard">File size = 9580548</text:p>
      <text:p text:style-name="Standard">End of source file. Reading from the beginning again...</text:p>
      <text:p text:style-name="Standard">Coding rate over 1000 packets ending at seq 239999 = 1</text:p>
      <text:p text:style-name="Standard">(T,B,N)=(10,1,1)</text:p>
      <text:p text:style-name="Standard">k=10 and n=11</text:p>
      <text:p text:style-name="Standard">Coding rate over 1000 packets ending at seq 240999 = 0.998588</text:p>
      <text:p text:style-name="Standard">(T,B,N)=(10,2,2)</text:p>
      <text:p text:style-name="Standard">k=9 and n=11</text:p>
      <text:p text:style-name="Standard">(T,B,N)=(10,5,5)</text:p>
      <text:p text:style-name="Standard">k=6 and n=11</text:p>
      <text:p text:style-name="Standard">Coding rate over 1000 packets ending at seq 241999 = 0.623023</text:p>
      <text:p text:style-name="Standard">Coding rate over 1000 packets ending at seq 242999 = 0.54545</text:p>
      <text:p text:style-name="Standard"><text:soft-page-break/>(T,B,N)=(10,0,0)</text:p>
      <text:p text:style-name="Standard">k=11 and n=11</text:p>
      <text:p text:style-name="Standard">Coding rate over 1000 packets ending at seq 243999 = 0.972055</text:p>
      <text:p text:style-name="Standard">Coding rate over 1000 packets ending at seq 244999 = 1</text:p>
      <text:p text:style-name="Standard">Coding rate over 1000 packets ending at seq 245999 = 1</text:p>
      <text:p text:style-name="Standard">Coding rate over 1000 packets ending at seq 246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3,3)</text:p>
      <text:p text:style-name="Standard">k=8 and n=11</text:p>
      <text:p text:style-name="Standard">(T,B,N)=(10,7,7)</text:p>
      <text:p text:style-name="Standard">k=4 and n=11</text:p>
      <text:p text:style-name="Standard">Coding rate over 1000 packets ending at seq 247999 = 0.626803</text:p>
      <text:p text:style-name="Standard">Coding rate over 1000 packets ending at seq 248999 = 0.363639</text:p>
      <text:p text:style-name="Standard">(T,B,N)=(10,0,0)</text:p>
      <text:p text:style-name="Standard">k=11 and n=11</text:p>
      <text:p text:style-name="Standard">Coding rate over 1000 packets ending at seq 249999 = 0.959517</text:p>
      <text:p text:style-name="Standard">Coding rate over 1000 packets ending at seq 250999 = 1</text:p>
      <text:p text:style-name="Standard">Coding rate over 1000 packets ending at seq 251999 = 1</text:p>
      <text:p text:style-name="Standard">Coding rate over 1000 packets ending at seq 252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3,3)</text:p>
      <text:p text:style-name="Standard">k=8 and n=11</text:p>
      <text:p text:style-name="Standard">(T,B,N)=(10,5,5)</text:p>
      <text:p text:style-name="Standard">k=6 and n=11</text:p>
      <text:p text:style-name="Standard">Coding rate over 1000 packets ending at seq 253999 = 0.895137</text:p>
      <text:p text:style-name="Standard">Coding rate over 1000 packets ending at seq 254999 = 0.54545</text:p>
      <text:p text:style-name="Standard">(T,B,N)=(10,0,0)</text:p>
      <text:p text:style-name="Standard">k=11 and n=11</text:p>
      <text:p text:style-name="Standard">Coding rate over 1000 packets ending at seq 255999 = 0.964783</text:p>
      <text:p text:style-name="Standard">Coding rate over 1000 packets ending at seq 256999 = 1</text:p>
      <text:p text:style-name="Standard">Coding rate over 1000 packets ending at seq 257999 = 1</text:p>
      <text:p text:style-name="Standard">Coding rate over 1000 packets ending at seq 258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Coding rate over 1000 packets ending at seq 259999 = 0.958053</text:p>
      <text:p text:style-name="Standard">Coding rate over 1000 packets ending at seq 260999 = 0.363639</text:p>
      <text:p text:style-name="Standard">Coding rate over 1000 packets ending at seq 261999 = 0.363639</text:p>
      <text:p text:style-name="Standard">(T,B,N)=(10,0,0)</text:p>
      <text:p text:style-name="Standard">k=11 and n=11</text:p>
      <text:p text:style-name="Standard"><text:soft-page-break/>Coding rate over 1000 packets ending at seq 262999 = 0.962699</text:p>
      <text:p text:style-name="Standard">File size = 9580548</text:p>
      <text:p text:style-name="Standard">End of source file. Reading from the beginning again...</text:p>
      <text:p text:style-name="Standard">Coding rate over 1000 packets ending at seq 263999 = 1</text:p>
      <text:p text:style-name="Standard">Coding rate over 1000 packets ending at seq 264999 = 1</text:p>
      <text:p text:style-name="Standard">Coding rate over 1000 packets ending at seq 265999 = 1</text:p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4,4)</text:p>
      <text:p text:style-name="Standard">k=7 and n=11</text:p>
      <text:p text:style-name="Standard">(T,B,N)=(10,6,6)</text:p>
      <text:p text:style-name="Standard">k=5 and n=11</text:p>
      <text:p text:style-name="Standard">(T,B,N)=(10,7,7)</text:p>
      <text:p text:style-name="Standard">k=4 and n=11</text:p>
      <text:p text:style-name="Standard">Coding rate over 1000 packets ending at seq 266999 = 0.489328</text:p>
      <text:p text:style-name="Standard">Coding rate over 1000 packets ending at seq 267999 = 0.363639</text:p>
      <text:p text:style-name="Standard">(T,B,N)=(10,0,0)</text:p>
      <text:p text:style-name="Standard">k=11 and n=11</text:p>
      <text:p text:style-name="Standard">Coding rate over 1000 packets ending at seq 268999 = 0.974153</text:p>
      <text:p text:style-name="Standard">Coding rate over 1000 packets ending at seq 269999 = 1</text:p>
      <text:p text:style-name="Standard">Coding rate over 1000 packets ending at seq 270999 = 1</text:p>
      <text:p text:style-name="Standard">Coding rate over 1000 packets ending at seq 271999 = 1</text:p>
      <text:p text:style-name="Standard">(T,B,N)=(10,1,1)</text:p>
      <text:p text:style-name="Standard">k=10 and n=11</text:p>
      <text:p text:style-name="Standard">(T,B,N)=(10,5,5)</text:p>
      <text:p text:style-name="Standard">k=6 and n=11</text:p>
      <text:p text:style-name="Standard">(T,B,N)=(10,7,7)</text:p>
      <text:p text:style-name="Standard">k=4 and n=11</text:p>
      <text:p text:style-name="Standard">Coding rate over 1000 packets ending at seq 272999 = 0.609309</text:p>
      <text:p text:style-name="Standard">Coding rate over 1000 packets ending at seq 273999 = 0.363639</text:p>
      <text:p text:style-name="Standard">(T,B,N)=(10,0,0)</text:p>
      <text:p text:style-name="Standard">k=11 and n=11</text:p>
      <text:p text:style-name="Standard">Coding rate over 1000 packets ending at seq 274999 = 0.992608</text:p>
      <text:p text:style-name="Standard">Coding rate over 1000 packets ending at seq 275999 = 1</text:p>
      <text:p text:style-name="Standard">Coding rate over 1000 packets ending at seq 276999 = 1</text:p>
      <text:p text:style-name="Standard">Coding rate over 1000 packets ending at seq 277999 = 1</text:p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5,5)</text:p>
      <text:p text:style-name="Standard">k=6 and n=11</text:p>
      <text:p text:style-name="Standard">(T,B,N)=(10,7,7)</text:p>
      <text:p text:style-name="Standard">k=4 and n=11</text:p>
      <text:p text:style-name="Standard">Coding rate over 1000 packets ending at seq 278999 = 0.750689</text:p>
      <text:p text:style-name="Standard">Coding rate over 1000 packets ending at seq 279999 = 0.363639</text:p>
      <text:p text:style-name="Standard">(T,B,N)=(10,0,0)</text:p>
      <text:p text:style-name="Standard"><text:soft-page-break/>k=11 and n=11</text:p>
      <text:p text:style-name="Standard">Coding rate over 1000 packets ending at seq 280999 = 0.98688</text:p>
      <text:p text:style-name="Standard">Coding rate over 1000 packets ending at seq 281999 = 1</text:p>
      <text:p text:style-name="Standard">Coding rate over 1000 packets ending at seq 282999 = 1</text:p>
      <text:p text:style-name="Standard">Coding rate over 1000 packets ending at seq 283999 = 1</text:p>
      <text:p text:style-name="Standard">(T,B,N)=(10,2,2)</text:p>
      <text:p text:style-name="Standard">k=9 and n=11</text:p>
      <text:p text:style-name="Standard">Coding rate over 1000 packets ending at seq 284999 = 0.97348</text:p>
      <text:p text:style-name="Standard">(T,B,N)=(10,7,7)</text:p>
      <text:p text:style-name="Standard">k=4 and n=11</text:p>
      <text:p text:style-name="Standard">(T,B,N)=(10,9,9)</text:p>
      <text:p text:style-name="Standard">k=2 and n=11</text:p>
      <text:p text:style-name="Standard">Coding rate over 1000 packets ending at seq 285999 = 0.293375</text:p>
      <text:p text:style-name="Standard">Coding rate over 1000 packets ending at seq 286999 = 0.181819</text:p>
      <text:p text:style-name="Standard">(T,B,N)=(10,0,0)</text:p>
      <text:p text:style-name="Standard">k=11 and n=11</text:p>
      <text:p text:style-name="Standard">File size = 9580548</text:p>
      <text:p text:style-name="Standard">End of source file. Reading from the beginning again...</text:p>
      <text:p text:style-name="Standard">Coding rate over 1000 packets ending at seq 287999 = 0.994879</text:p>
      <text:p text:style-name="Standard">Coding rate over 1000 packets ending at seq 288999 = 1</text:p>
      <text:p text:style-name="Standard">Coding rate over 1000 packets ending at seq 289999 = 1</text:p>
      <text:p text:style-name="Standard">Coding rate over 1000 packets ending at seq 290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8,8)</text:p>
      <text:p text:style-name="Standard">k=3 and n=11</text:p>
      <text:p text:style-name="Standard">(T,B,N)=(10,10,10)</text:p>
      <text:p text:style-name="Standard">k=1 and n=11</text:p>
      <text:p text:style-name="Standard">Coding rate over 1000 packets ending at seq 291999 = 0.327123</text:p>
      <text:p text:style-name="Standard">Coding rate over 1000 packets ending at seq 292999 = 0.0909097</text:p>
      <text:p text:style-name="Standard">(T,B,N)=(10,0,0)</text:p>
      <text:p text:style-name="Standard">k=11 and n=11</text:p>
      <text:p text:style-name="Standard">Coding rate over 1000 packets ending at seq 293999 = 0.998462</text:p>
      <text:p text:style-name="Standard">Coding rate over 1000 packets ending at seq 294999 = 1</text:p>
      <text:p text:style-name="Standard">Coding rate over 1000 packets ending at seq 295999 = 1</text:p>
      <text:p text:style-name="Standard">Coding rate over 1000 packets ending at seq 296999 = 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3,3)</text:p>
      <text:p text:style-name="Standard">k=8 and n=11</text:p>
      <text:p text:style-name="Standard">(T,B,N)=(10,7,7)</text:p>
      <text:p text:style-name="Standard">k=4 and n=11</text:p>
      <text:p text:style-name="Standard">(T,B,N)=(10,8,8)</text:p>
      <text:p text:style-name="Standard">k=3 and n=11</text:p>
      <text:p text:style-name="Standard">Coding rate over 1000 packets ending at seq 297999 = 0.644087</text:p>
      <text:p text:style-name="Standard"><text:soft-page-break/>Coding rate over 1000 packets ending at seq 298999 = 0.272725</text:p>
      <text:p text:style-name="Standard">(T,B,N)=(10,0,0)</text:p>
      <text:p text:style-name="Standard">k=11 and n=11</text:p>
      <text:p text:style-name="Standard">Coding rate over 1000 packets ending at seq 299999 = 0.995016</text:p>
      <text:p text:style-name="Standard">Coding rate over 1000 packets ending at seq 300999 = 1</text:p>
      <text:p text:style-name="Standard">(T,B,N)=(10,6,6)</text:p>
      <text:p text:style-name="Standard">k=5 and n=11</text:p>
      <text:p text:style-name="Standard">(T,B,N)=(10,7,7)</text:p>
      <text:p text:style-name="Standard">k=4 and n=11</text:p>
      <text:p text:style-name="Standard">(T,B,N)=(10,9,9)</text:p>
      <text:p text:style-name="Standard">k=2 and n=11</text:p>
      <text:p text:style-name="Standard">Coding rate over 1000 packets ending at seq 301999 = 0.494794</text:p>
      <text:p text:style-name="Standard">(T,B,N)=(10,10,10)</text:p>
      <text:p text:style-name="Standard">k=1 and n=11</text:p>
      <text:p text:style-name="Standard">Coding rate over 1000 packets ending at seq 302999 = 0.18111</text:p>
      <text:p text:style-name="Standard">Coding rate over 1000 packets ending at seq 303999 = 0.0906551</text:p>
      <text:p text:style-name="Standard">Coding rate over 1000 packets ending at seq 304999 = 0.0909097</text:p>
      <text:p text:style-name="Standard">Coding rate over 1000 packets ending at seq 305999 = 0.0909097</text:p>
      <text:p text:style-name="Standard">(T,B,N)=(10,9,9)</text:p>
      <text:p text:style-name="Standard">k=2 and n=11</text:p>
      <text:p text:style-name="Standard">Coding rate over 1000 packets ending at seq 306999 = 0.180638</text:p>
      <text:p text:style-name="Standard">(T,B,N)=(10,7,7)</text:p>
      <text:p text:style-name="Standard">k=4 and n=11</text:p>
      <text:p text:style-name="Standard">Coding rate over 1000 packets ending at seq 307999 = 0.361093</text:p>
      <text:p text:style-name="Standard">Coding rate over 1000 packets ending at seq 308999 = 0.363639</text:p>
      <text:p text:style-name="Standard">Coding rate over 1000 packets ending at seq 309999 = 0.363639</text:p>
      <text:p text:style-name="Standard">Coding rate over 1000 packets ending at seq 310999 = 0.363639</text:p>
      <text:p text:style-name="Standard">File size = 9580548</text:p>
      <text:p text:style-name="Standard">End of source file. Reading from the beginning again...</text:p>
      <text:p text:style-name="Standard">Coding rate over 1000 packets ending at seq 311999 = 0.363639</text:p>
      <text:p text:style-name="Standard">(T,B,N)=(10,0,0)</text:p>
      <text:p text:style-name="Standard">k=11 and n=11</text:p>
      <text:p text:style-name="Standard">Coding rate over 1000 packets ending at seq 312999 = 0.991335</text:p>
      <text:p text:style-name="Standard">Coding rate over 1000 packets ending at seq 313999 = 1</text:p>
      <text:p text:style-name="Standard">Coding rate over 1000 packets ending at seq 314999 = 1</text:p>
      <text:p text:style-name="Standard">Coding rate over 1000 packets ending at seq 315999 = 1</text:p>
      <text:p text:style-name="Standard">(T,B,N)=(10,1,1)</text:p>
      <text:p text:style-name="Standard">k=10 and n=11</text:p>
      <text:p text:style-name="Standard">(T,B,N)=(10,5,5)</text:p>
      <text:p text:style-name="Standard">k=6 and n=11</text:p>
      <text:p text:style-name="Standard">(T,B,N)=(10,6,6)</text:p>
      <text:p text:style-name="Standard">k=5 and n=11</text:p>
      <text:p text:style-name="Standard">(T,B,N)=(10,7,7)</text:p>
      <text:p text:style-name="Standard">k=4 and n=11</text:p>
      <text:p text:style-name="Standard">Coding rate over 1000 packets ending at seq 316999 = 0.655947</text:p>
      <text:p text:style-name="Standard">Coding rate over 1000 packets ending at seq 317999 = 0.363639</text:p>
      <text:p text:style-name="Standard">(T,B,N)=(10,0,0)</text:p>
      <text:p text:style-name="Standard">k=11 and n=11</text:p>
      <text:p text:style-name="Standard">Coding rate over 1000 packets ending at seq 318999 = 0.993244</text:p>
      <text:p text:style-name="Standard"><text:soft-page-break/>Coding rate over 1000 packets ending at seq 319999 = 1</text:p>
      <text:p text:style-name="Standard">Coding rate over 1000 packets ending at seq 320999 = 1</text:p>
      <text:p text:style-name="Standard">Coding rate over 1000 packets ending at seq 321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Coding rate over 1000 packets ending at seq 322999 = 0.753181</text:p>
      <text:p text:style-name="Standard">Coding rate over 1000 packets ending at seq 323999 = 0.363639</text:p>
      <text:p text:style-name="Standard">(T,B,N)=(10,2,2)</text:p>
      <text:p text:style-name="Standard">k=9 and n=11</text:p>
      <text:p text:style-name="Standard">Coding rate over 1000 packets ending at seq 324999 = 0.811554</text:p>
      <text:p text:style-name="Standard">(T,B,N)=(10,0,0)</text:p>
      <text:p text:style-name="Standard">k=11 and n=11</text:p>
      <text:p text:style-name="Standard">Coding rate over 1000 packets ending at seq 325999 = 0.992702</text:p>
      <text:p text:style-name="Standard">Coding rate over 1000 packets ending at seq 326999 = 1</text:p>
      <text:p text:style-name="Standard">Coding rate over 1000 packets ending at seq 327999 = 1</text:p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Coding rate over 1000 packets ending at seq 328999 = 0.957842</text:p>
      <text:p text:style-name="Standard">(T,B,N)=(10,7,7)</text:p>
      <text:p text:style-name="Standard">k=4 and n=11</text:p>
      <text:p text:style-name="Standard">Coding rate over 1000 packets ending at seq 329999 = 0.368088</text:p>
      <text:p text:style-name="Standard">Coding rate over 1000 packets ending at seq 330999 = 0.363639</text:p>
      <text:p text:style-name="Standard">(T,B,N)=(10,0,0)</text:p>
      <text:p text:style-name="Standard">k=11 and n=11</text:p>
      <text:p text:style-name="Standard">Coding rate over 1000 packets ending at seq 331999 = 0.995153</text:p>
      <text:p text:style-name="Standard">Coding rate over 1000 packets ending at seq 332999 = 1</text:p>
      <text:p text:style-name="Standard">Coding rate over 1000 packets ending at seq 333999 = 1</text:p>
      <text:p text:style-name="Standard">(T,B,N)=(10,1,1)</text:p>
      <text:p text:style-name="Standard">k=10 and n=11</text:p>
      <text:p text:style-name="Standard">Coding rate over 1000 packets ending at seq 334999 = 0.989124</text:p>
      <text:p text:style-name="Standard">(T,B,N)=(10,2,2)</text:p>
      <text:p text:style-name="Standard">k=9 and n=11</text:p>
      <text:p text:style-name="Standard">(T,B,N)=(10,6,6)</text:p>
      <text:p text:style-name="Standard">k=5 and n=11</text:p>
      <text:p text:style-name="Standard">File size = 9580548</text:p>
      <text:p text:style-name="Standard">End of source file. Reading from the beginning again...</text:p>
      <text:p text:style-name="Standard">Coding rate over 1000 packets ending at seq 335999 = 0.486617</text:p>
      <text:p text:style-name="Standard">(T,B,N)=(10,7,7)</text:p>
      <text:p text:style-name="Standard">k=4 and n=11</text:p>
      <text:p text:style-name="Standard">Coding rate over 1000 packets ending at seq 336999 = 0.362613</text:p>
      <text:p text:style-name="Standard">(T,B,N)=(10,0,0)</text:p>
      <text:p text:style-name="Standard">k=11 and n=11</text:p>
      <text:p text:style-name="Standard">Coding rate over 1000 packets ending at seq 337999 = 0.987517</text:p>
      <text:p text:style-name="Standard">Coding rate over 1000 packets ending at seq 338999 = 1</text:p>
      <text:p text:style-name="Standard">Coding rate over 1000 packets ending at seq 339999 = 1</text:p>
      <text:p text:style-name="Standard"><text:soft-page-break/>Coding rate over 1000 packets ending at seq 340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Coding rate over 1000 packets ending at seq 341999 = 0.564546</text:p>
      <text:p text:style-name="Standard">Coding rate over 1000 packets ending at seq 342999 = 0.363639</text:p>
      <text:p text:style-name="Standard">(T,B,N)=(10,0,0)</text:p>
      <text:p text:style-name="Standard">k=11 and n=11</text:p>
      <text:p text:style-name="Standard">Coding rate over 1000 packets ending at seq 343999 = 0.993244</text:p>
      <text:p text:style-name="Standard">Coding rate over 1000 packets ending at seq 344999 = 1</text:p>
      <text:p text:style-name="Standard">Coding rate over 1000 packets ending at seq 345999 = 1</text:p>
      <text:p text:style-name="Standard">Coding rate over 1000 packets ending at seq 346999 = 1</text:p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7,7)</text:p>
      <text:p text:style-name="Standard">k=4 and n=11</text:p>
      <text:p text:style-name="Standard">(T,B,N)=(10,9,9)</text:p>
      <text:p text:style-name="Standard">k=2 and n=11</text:p>
      <text:p text:style-name="Standard">(T,B,N)=(10,10,10)</text:p>
      <text:p text:style-name="Standard">k=1 and n=11</text:p>
      <text:p text:style-name="Standard">Coding rate over 1000 packets ending at seq 347999 = 0.581757</text:p>
      <text:p text:style-name="Standard">Coding rate over 1000 packets ending at seq 348999 = 0.0909097</text:p>
      <text:p text:style-name="Standard">(T,B,N)=(10,0,0)</text:p>
      <text:p text:style-name="Standard">k=11 and n=11</text:p>
      <text:p text:style-name="Standard">Coding rate over 1000 packets ending at seq 349999 = 0.996643</text:p>
      <text:p text:style-name="Standard">Coding rate over 1000 packets ending at seq 350999 = 1</text:p>
      <text:p text:style-name="Standard">Coding rate over 1000 packets ending at seq 351999 = 1</text:p>
      <text:p text:style-name="Standard">Coding rate over 1000 packets ending at seq 352999 = 1</text:p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(T,B,N)=(10,10,10)</text:p>
      <text:p text:style-name="Standard">k=1 and n=11</text:p>
      <text:p text:style-name="Standard">Coding rate over 1000 packets ending at seq 353999 = 0.758707</text:p>
      <text:p text:style-name="Standard">Coding rate over 1000 packets ending at seq 354999 = 0.0909097</text:p>
      <text:p text:style-name="Standard">(T,B,N)=(10,0,0)</text:p>
      <text:p text:style-name="Standard">k=11 and n=11</text:p>
      <text:p text:style-name="Standard">Coding rate over 1000 packets ending at seq 355999 = 0.996643</text:p>
      <text:p text:style-name="Standard">Coding rate over 1000 packets ending at seq 356999 = 1</text:p>
      <text:p text:style-name="Standard">Coding rate over 1000 packets ending at seq 357999 = 1</text:p>
      <text:p text:style-name="Standard">Coding rate over 1000 packets ending at seq 358999 = 1</text:p>
      <text:p text:style-name="Standard">File size = 9580548</text:p>
      <text:p text:style-name="Standard">End of source file. Reading from the beginning again...</text:p>
      <text:p text:style-name="Standard">(T,B,N)=(10,1,1)</text:p>
      <text:p text:style-name="Standard">k=10 and n=11</text:p>
      <text:p text:style-name="Standard"><text:soft-page-break/>(T,B,N)=(10,6,6)</text:p>
      <text:p text:style-name="Standard">k=5 and n=11</text:p>
      <text:p text:style-name="Standard">Final coding rate = 0.799594</text:p>
      <text:p text:style-name="Standard"/>
      <text:p text:style-name="Standard">The longest burst a fixed-rate code with highest rate lower than 0.799594 can correct = 3</text:p>
      <text:p text:style-name="Standard">The largest number of arbitrary erasures a fixed-rate code with B = 3 and highest rate lower than0.799594 can correct = 1</text:p>
      <text:p text:style-name="Standard"/>
      <text:p text:style-name="Standard">Try fixed (B,N) = (3,1) with coding rate 0.769231</text:p>
      <text:p text:style-name="Standard"/>
      <text:p text:style-name="Standard">^C</text:p>
      <text:p text:style-name="Standard">silas@Silas-Ashish:~/Documents/server_code/FEC_Erasure_Code_Unit_Test/bin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1:41.537365052</meta:creation-date>
    <dc:date>2019-04-04T15:03:41.511443739</dc:date>
    <meta:editing-duration>PT2M</meta:editing-duration>
    <meta:editing-cycles>1</meta:editing-cycles>
    <meta:document-statistic meta:table-count="0" meta:image-count="0" meta:object-count="0" meta:page-count="24" meta:paragraph-count="1130" meta:word-count="6492" meta:character-count="37073" meta:non-whitespace-character-count="31710"/>
    <meta:generator>LibreOffice/6.2.2.2$Linux_X86_64 LibreOffice_project/5daaa0e719eb4f073b63de04e0910785ad81fe7a</meta:generator>
  </office:meta>
</office:document-meta>
</file>